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af236" officeooo:paragraph-rsid="021af236"/>
    </style:style>
    <style:style style:name="P11" style:family="paragraph" style:parent-style-name="Text_20_body">
      <style:text-properties officeooo:rsid="021b3d59" officeooo:paragraph-rsid="021b3d59"/>
    </style:style>
    <style:style style:name="P12" style:family="paragraph" style:parent-style-name="Text_20_body">
      <style:text-properties officeooo:rsid="021d77cf" officeooo:paragraph-rsid="021d77cf"/>
    </style:style>
    <style:style style:name="P13" style:family="paragraph" style:parent-style-name="Text_20_body">
      <style:text-properties officeooo:rsid="021f4620" officeooo:paragraph-rsid="021f4620"/>
    </style:style>
    <style:style style:name="P14" style:family="paragraph" style:parent-style-name="Text_20_body">
      <style:text-properties officeooo:rsid="0231b468" officeooo:paragraph-rsid="0231b468"/>
    </style:style>
    <style:style style:name="P15" style:family="paragraph" style:parent-style-name="Text_20_body">
      <style:text-properties officeooo:rsid="023492b4" officeooo:paragraph-rsid="023492b4"/>
    </style:style>
    <style:style style:name="P16" style:family="paragraph" style:parent-style-name="Text_20_body">
      <style:text-properties officeooo:rsid="0235f541" officeooo:paragraph-rsid="02376e17"/>
    </style:style>
    <style:style style:name="P17" style:family="paragraph" style:parent-style-name="Text_20_body">
      <style:text-properties officeooo:rsid="02385f94" officeooo:paragraph-rsid="02385f94"/>
    </style:style>
    <style:style style:name="P18" style:family="paragraph" style:parent-style-name="Text_20_body">
      <style:text-properties officeooo:rsid="0238dd6c" officeooo:paragraph-rsid="0238dd6c"/>
    </style:style>
    <style:style style:name="P19" style:family="paragraph" style:parent-style-name="Text_20_body">
      <style:text-properties officeooo:rsid="02391409" officeooo:paragraph-rsid="02391409"/>
    </style:style>
    <style:style style:name="P20" style:family="paragraph" style:parent-style-name="Text_20_body">
      <style:text-properties officeooo:rsid="023a9278" officeooo:paragraph-rsid="023a9278"/>
    </style:style>
    <style:style style:name="P21" style:family="paragraph" style:parent-style-name="Text_20_body">
      <style:text-properties officeooo:rsid="023ed49c" officeooo:paragraph-rsid="023ed49c"/>
    </style:style>
    <style:style style:name="P22" style:family="paragraph" style:parent-style-name="Text_20_body">
      <style:text-properties officeooo:rsid="023f4c45" officeooo:paragraph-rsid="023f4c45"/>
    </style:style>
    <style:style style:name="P23" style:family="paragraph" style:parent-style-name="Text_20_body">
      <style:text-properties officeooo:rsid="02407cbd" officeooo:paragraph-rsid="02407cbd"/>
    </style:style>
    <style:style style:name="P24" style:family="paragraph" style:parent-style-name="Text_20_body">
      <style:text-properties officeooo:rsid="02436015" officeooo:paragraph-rsid="02436015"/>
    </style:style>
    <style:style style:name="P25" style:family="paragraph" style:parent-style-name="Text_20_body">
      <style:text-properties officeooo:rsid="02469213" officeooo:paragraph-rsid="02469213"/>
    </style:style>
    <style:style style:name="P26" style:family="paragraph" style:parent-style-name="Text_20_body">
      <style:text-properties officeooo:rsid="02495ed3" officeooo:paragraph-rsid="02495ed3"/>
    </style:style>
    <style:style style:name="P27" style:family="paragraph" style:parent-style-name="Text_20_body">
      <style:text-properties officeooo:rsid="024963c2" officeooo:paragraph-rsid="024963c2"/>
    </style:style>
    <style:style style:name="P28" style:family="paragraph" style:parent-style-name="Text_20_body">
      <style:text-properties officeooo:rsid="024b3330" officeooo:paragraph-rsid="024b3330"/>
    </style:style>
    <style:style style:name="P29" style:family="paragraph" style:parent-style-name="Text_20_body">
      <style:text-properties officeooo:rsid="021dcf20" officeooo:paragraph-rsid="024c49c9"/>
    </style:style>
    <style:style style:name="P30" style:family="paragraph" style:parent-style-name="Text_20_body">
      <style:text-properties officeooo:rsid="02206205" officeooo:paragraph-rsid="024c49c9"/>
    </style:style>
    <style:style style:name="P31" style:family="paragraph" style:parent-style-name="Text_20_body">
      <style:text-properties officeooo:rsid="024f0045" officeooo:paragraph-rsid="024c49c9"/>
    </style:style>
    <style:style style:name="P32" style:family="paragraph" style:parent-style-name="Text_20_body">
      <style:text-properties officeooo:rsid="02054cec" officeooo:paragraph-rsid="02054cec"/>
    </style:style>
    <style:style style:name="P33" style:family="paragraph" style:parent-style-name="Text_20_body">
      <style:text-properties officeooo:rsid="01ec70ca" officeooo:paragraph-rsid="024e8fb3"/>
    </style:style>
    <style:style style:name="P34" style:family="paragraph" style:parent-style-name="Texto_5f_Biblia">
      <style:text-properties officeooo:paragraph-rsid="024c49c9"/>
    </style:style>
    <style:style style:name="P35" style:family="paragraph" style:parent-style-name="Footnote">
      <style:text-properties officeooo:rsid="023b7747" officeooo:paragraph-rsid="02444133"/>
    </style:style>
    <style:style style:name="P36" style:family="paragraph" style:parent-style-name="Footnote">
      <style:text-properties officeooo:rsid="0242b6ac" officeooo:paragraph-rsid="0244d9b3"/>
    </style:style>
    <style:style style:name="P37" style:family="paragraph" style:parent-style-name="Heading_20_2">
      <style:text-properties officeooo:paragraph-rsid="024c49c9"/>
    </style:style>
    <style:style style:name="P38" style:family="paragraph" style:parent-style-name="Heading_20_2">
      <style:text-properties officeooo:paragraph-rsid="0253b35e"/>
    </style:style>
    <style:style style:name="P39" style:family="paragraph" style:parent-style-name="Text_20_body">
      <style:text-properties officeooo:rsid="01e3aa64" officeooo:paragraph-rsid="02079697"/>
    </style:style>
    <style:style style:name="P40" style:family="paragraph" style:parent-style-name="Text_20_body">
      <style:text-properties officeooo:rsid="024b3330" officeooo:paragraph-rsid="024b3330"/>
    </style:style>
    <style:style style:name="P41" style:family="paragraph" style:parent-style-name="Text_20_body">
      <style:text-properties officeooo:rsid="02857c69" officeooo:paragraph-rsid="0253b35e"/>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1b3d59"/>
    </style:style>
    <style:style style:name="T9" style:family="text">
      <style:text-properties officeooo:rsid="021cb7b4"/>
    </style:style>
    <style:style style:name="T10" style:family="text">
      <style:text-properties officeooo:rsid="02227514"/>
    </style:style>
    <style:style style:name="T11" style:family="text">
      <style:text-properties officeooo:rsid="0223f949"/>
    </style:style>
    <style:style style:name="T12" style:family="text">
      <style:text-properties officeooo:rsid="02288c93"/>
    </style:style>
    <style:style style:name="T13" style:family="text">
      <style:text-properties officeooo:rsid="022d330a"/>
    </style:style>
    <style:style style:name="T14" style:family="text">
      <style:text-properties officeooo:rsid="022f6383"/>
    </style:style>
    <style:style style:name="T15" style:family="text">
      <style:text-properties officeooo:rsid="023002dc"/>
    </style:style>
    <style:style style:name="T16" style:family="text">
      <style:text-properties officeooo:rsid="0230204c"/>
    </style:style>
    <style:style style:name="T17" style:family="text">
      <style:text-properties officeooo:rsid="02306efe"/>
    </style:style>
    <style:style style:name="T18" style:family="text">
      <style:text-properties officeooo:rsid="0232a08e"/>
    </style:style>
    <style:style style:name="T19" style:family="text">
      <style:text-properties officeooo:rsid="0236de6e"/>
    </style:style>
    <style:style style:name="T20" style:family="text">
      <style:text-properties officeooo:rsid="023b53a5"/>
    </style:style>
    <style:style style:name="T21" style:family="text">
      <style:text-properties officeooo:rsid="02443c0e"/>
    </style:style>
    <style:style style:name="T22" style:family="text">
      <style:text-properties officeooo:rsid="024888d3"/>
    </style:style>
    <style:style style:name="T23" style:family="text">
      <style:text-properties officeooo:rsid="024a3e5e"/>
    </style:style>
    <style:style style:name="T24" style:family="text">
      <style:text-properties officeooo:rsid="023b7747"/>
    </style:style>
    <style:style style:name="T25" style:family="text">
      <style:text-properties officeooo:rsid="022c3830"/>
    </style:style>
    <style:style style:name="T26" style:family="text">
      <style:text-properties officeooo:rsid="0251c390"/>
    </style:style>
    <style:style style:name="T27" style:family="text">
      <style:text-properties officeooo:rsid="02865639"/>
    </style:style>
    <style:style style:name="T28" style:family="text">
      <style:text-properties officeooo:rsid="024b3330"/>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Física.</text:h>
      <text:p text:style-name="P29">La resurreción que nos narra la biblia es física:</text:p>
      <text:p text:style-name="P30">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4">Entonces ellos contaban las cosas que les habían acontecido en el camino, y cómo había sido conocido de ellos al partir el pan. Y entre tanto que ellos hablaban estas cosas, él se puso en medio de ellos, y les dijo: Paz á vosotros.</text:p>
      <text:p text:style-name="P34">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4">Y en diciendo esto, les mostró las manos y los pies.</text:p>
      <text:p text:style-name="P34">Y no creyéndolo aún ellos de gozo, y maravillados, díjoles: ¿Tenéis aquí algo de comer? Entonces ellos le presentaron parte de un pez asado, y un panal de miel. Y él tomó, y comió delante de ellos.</text:p>
      <text:p text:style-name="P34">Y él les dijo: Estas son las palabras que os hablé, estando aún con vosotros: que era necesario que se cumpliesen todas las cosas que están escritas de mí en la ley de Moisés, y en los profetas, y en los salmos. </text:p>
      <text:p text:style-name="P34">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4">Y vosotros sois testigos de estas cosas.</text:p>
      <text:p text:style-name="P34">Y he aquí, yo enviaré la promesa de mi Padre sobre vosotros: mas vosotros asentad en la ciudad de Jerusalem, hasta que seáis investidos de potencia de lo alto.<text:span text:style-name="T24"><text:note text:id="ftn1" text:note-class="footnote"><text:note-citation>1</text:note-citation><text:note-body><text:p text:style-name="P35">Lucas 24:35-49</text:p></text:note-body></text:note></text:span></text:p>
      <text:p text:style-name="P34">Empero Tomás, uno de los doce, que se dice el Dídimo, no estaba con ellos cuando Jesús vino.</text:p>
      <text:p text:style-name="P34"><text:soft-page-break/>Dijéronle pues los otros discípulos: Al Señor hemos visto. Y él les dijo: Si no viere en sus manos la señal de los clavos, y metiere mi dedo en el lugar de los clavos, y metiere mi mano en su costado, no creeré.</text:p>
      <text:p text:style-name="P34">Y ocho días después, estaban otra vez sus discípulos dentro, y con ellos Tomás. Vino Jesús, las puertas cerradas, y púsose en medio, y dijo: Paz á vosotros.</text:p>
      <text:p text:style-name="P34">Luego dice á Tomás: Mete tu dedo aquí, y ve mis manos: y alarga acá tu mano, y métela en mi costado: y no seas incrédulo, sino fiel.</text:p>
      <text:p text:style-name="P34">Entonces Tomás respondió, y díjole: Señor mío, y Dios mío!</text:p>
      <text:p text:style-name="P34">Dícele Jesús: Porque me has visto, Tomás, creiste: bienaventurados los que no vieron y creyeron.</text:p>
      <text:p text:style-name="P34">Y también hizo Jesús muchas otras señales en presencia de sus discípulos, que no están escritas en este libro.</text:p>
      <text:p text:style-name="P34">Estas empero son escritas, para que creáis que Jesús es el Cristo, el Hijo de Dios; y para que creyendo, tengáis vida en su nombre.<text:span text:style-name="T25"><text:note text:id="ftn2" text:note-class="footnote"><text:note-citation>2</text:note-citation><text:note-body><text:p text:style-name="P36">Juan <text:span text:style-name="T25">20:24-31</text:span></text:p></text:note-body></text:note></text:span></text:p>
      <text:p text:style-name="P31">La biblia habla de una resurrección física, come pescado, tiene carne y hueso, le meten el dedo, lo pueden ver y hablar con el, lo reconocen y no hay perdida de memoria. El se acuerda de ellos y ellos se acuerdan de el. Es la misma persona. No <text:span text:style-name="T26">es en el cuerpo de un </text:span>.</text:p>
      <text:h text:style-name="P37"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32"><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39">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33">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Heading_20_2" text:outline-level="2">Resurrección.</text:h>
      <text:p text:style-name="P10">¿Cómo es la <text:span text:style-name="T17">resurrección</text:span> de la que habla la <text:span text:style-name="T17">Biblia</text:span>?</text:p>
      <text:p text:style-name="P10">¿Cómo es que YHWH, el Diós de Abraham, de Isaac y de Jacob levanta del sepulcro?</text:p>
      <text:p text:style-name="P10">¿Cómo es ese “YHWH heelita min sheol”, del antigu<text:span text:style-name="T12">a</text:span> testamento?</text:p>
      <text:p text:style-name="P10">¿A que se refiere <text:span text:style-name="T17">Jesús</text:span> cuando <text:span text:style-name="T12">a</text:span>nuncia que en el tercer día será levantado de entre los muertos?</text:p>
      <text:p text:style-name="P10">¿Ese “Alaah” del hebreo, ese “anistemi” o “anastasis” del griego?</text:p>
      <text:p text:style-name="P10">Veamos cómo lo describe la Biblia.</text:p>
      <text:h text:style-name="Heading_20_3" text:outline-level="3">Física.</text:h>
      <text:p text:style-name="P10">Yeshua, según Lucas 24, después de haber sido resucitado, se aparece en medio de sus apóstoles y les dice: ”miren mis manos y mis pies soy yo mismo, <text:span text:style-name="T17">tóquenme</text:span> y vean. Un Espíritu no tiene carne ni huesos como ustedes ven que tengo yo”. Y en ese momento <text:soft-page-break/>acept<text:span text:style-name="T13">ó</text:span> y comió pescado delante de ellos. A Tomás en Juan 20 le dice: “mete aquí tu dedo y mira mis manos y trae tu mano y metela en mi costado, no seas incrédulo, cree”. Y Tomás se arrodilla y le dice: ”Mi Señor y mi <text:span text:style-name="T17">Dios</text:span>”. La Biblia nos habla de una <text:span text:style-name="T17">resurrección</text:span> física, tiene cuerpo, se puede tocar, <text:span text:style-name="T8">puede comer, la persona que resucita, no es algo abstracto, no es un espíritu, es algo físico y tiene carne y huesos.</text:span></text:p>
      <text:p text:style-name="P11">También nos habla de una <text:span text:style-name="T17">resurrección</text:span> que tiene memoria, ellos lo reconocen como la misma persona que fue crucificada, que murió y que fue enterrada, <text:span text:style-name="T9">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12">Así que si yo veo y hablo con los muertos pero no los puedo tocar <text:span text:style-name="T14">y</text:span> ellos no pueden comer pescado, si no es algo físico, sino puramente espiritual, como el muerto que ve el rey Saúl por medio de una bruja en el primer libro de Samuel, lo más probable es que esté hablando con <text:span text:style-name="T10">un espíritu que será cualquier cosa menos Santo,</text:span> <text:span text:style-name="T11">de esos </text:span>que se hacen pasar por muertos, y no simplemente un problema mental. El levantar de entre los muertos que anuncia nuestro Señor es físico.</text:p>
      <text:h text:style-name="Heading_20_3" text:outline-level="3">No pueden morir.</text:h>
      <text:p text:style-name="P12">Ademas es una <text:span text:style-name="T17">resurrección</text:span> que es para no morir porque ya no puede morir. Yeshua le dice a unos saduceos, en Lucas 20, que: “los resucitados ya no pueden morir, pues serán como los ángeles, y serán hijos de <text:span text:style-name="T17">Dios</text:span>, por haber sido levantados”, es una <text:span text:style-name="T17">resurrección</text:span> que es para siempre. Esa es la <text:span text:style-name="T17">resurrección</text:span> de la que habla nuestro Señor.</text:p>
      <text:p text:style-name="P13">Pablo, en 1 corintios 15, explica que “lo que se entierra es corruptible, lo que resucita es incorruptible”, ya no puede morir. Mas adelante también en 1 corintios 15, dice que: “así como nos parecemos al hombre hecho de tierra, así también nos pareceremos a <text:span text:style-name="T15">aquel</text:span> que es del Cielo”. <text:span text:style-name="T16">Es decir en cuerpos parecidos a los de los ángeles, o al de nuestro señor después de ser resucitado. 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span></text:p>
      <text:p text:style-name="P14">Así que si yo muero, me reviven, reescribo la divina comedia y luego me vuelvo a morir, como probablemente le pasó al hijo de la viuda cuando Elías lo revive, o al muerto que <text:soft-page-break/>cuando lo van a enterrar <text:span text:style-name="T18">alcanza a </text:span>toca<text:span text:style-name="T18">r</text:span> los huesos de Eliseo, el sucesor de Elías, <text:span text:style-name="T1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3" text:outline-level="3">En el cielo.</text:h>
      <text:p text:style-name="P15">Claro, la pregunta obvia es: Bueno, y si está vivo, ¿Donde está? </text:p>
      <text:p text:style-name="P15">Yo no lo he visto. ¿Donde está Yeshua?</text:p>
      <text:p text:style-name="P15">¿Donde está ese cuerpo al que Tomás le metió el dedo, comió pescado con ellos, habló con ellos e interactuó de la misma manera que lo había hecho antes de morir?</text:p>
      <text:p text:style-name="P16">Y la respuesta nos la da la Biblia en el primer capítulo de Hechos de Los Apóstoles: Está en el cielo. O mejor dicho en el “shamaim”, <text:span text:style-name="T1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17">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3" text:outline-level="3">Para todos.</text:h>
      <text:p text:style-name="P18">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19"><text:soft-page-break/>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3" text:outline-level="3">No ha sucedido.</text:h>
      <text:p text:style-name="P20">La <text:span text:style-name="T20">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21">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22">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3" text:outline-level="3">En tierra nueva.</text:h>
      <text:p text:style-name="P23">Otra pregunta que nos responde la Biblia acerca de la resurrección es:¿Donde van a estar esos 20 mil a 30 mil millones de personas que resucitarían?</text:p>
      <text:p text:style-name="P24">¿En el cielo?</text:p>
      <text:p text:style-name="P24"><text:soft-page-break/>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21">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25">Juan dice oír una <text:span text:style-name="T22">fuerte </text:span>voz que <text:span text:style-name="T22">viene</text:span> del <text:span text:style-name="T22">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26">No es en el cielo. Es en una tierra nueva con un cielo nuevo. No es que los resucitados suban al cielo, sino que Dios baja a una tierra nueva a vivir entre los hombres.</text:p>
      <text:h text:style-name="Heading_20_3" text:outline-level="3">Base de la Fé.</text:h>
      <text:p text:style-name="P2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23">Y por la gracia de YHWH para otros que ya creemos en la resurrección de la que habla la Biblia, el proceso de entrar al Reino de Dios, al Reino de los Cielos, ya comenzó.</text:span></text:p>
      <text:p text:style-name="P2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28">Ese Reino de los Cielos ya está entre ustedes.</text:p>
      <text:h text:style-name="P38" text:outline-level="2"><text:soft-page-break/>Coincidencias.</text:h>
      <text:p text:style-name="P41">Si en un grupo de cuatro personas, las cuatro cumplen e<text:span text:style-name="T27">n la</text:span> mism<text:span text:style-name="T27">a</text:span> <text:span text:style-name="T27">fecha</text:span> del año, se entiende que es una coincidencia mucho mas grande que s<text:span text:style-name="T27">i</text:span> cada <text:span text:style-name="T27">persona</text:span> cumple en un<text:span text:style-name="T27">a</text:span> <text:span text:style-name="T27">fecha </text:span>diferente del año. Sin embargo, vistos como dos conjuntos <text:span text:style-name="T27">cada uno con </text:span>cuatro fechas del año, ambos conjuntos tienen la misma oportunidad de ser generados por el a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2T12:41:03.351175117</dc:date>
    <meta:editing-duration>P2DT17H30M3S</meta:editing-duration>
    <meta:editing-cycles>518</meta:editing-cycles>
    <meta:generator>LibreOffice/6.0.7.3$Linux_X86_64 LibreOffice_project/00m0$Build-3</meta:generator>
    <dc:creator>Jose Luis Quiroga</dc:creator>
    <meta:document-statistic meta:table-count="0" meta:image-count="0" meta:object-count="0" meta:page-count="9" meta:paragraph-count="86" meta:word-count="3262" meta:character-count="18020" meta:non-whitespace-character-count="14833"/>
  </office:meta>
</office:document-meta>
</file>